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646cm" fo:min-width="4.1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646cm" fo:min-width="2.976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646cm" fo:min-width="2.476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646cm" fo:min-width="3.076cm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646cm" fo:min-width="2.99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646cm" fo:min-width="3.0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Square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Square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488cm" fo:min-width="1.738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3465a4" draw:marker-start-width="0.227cm" draw:marker-end-width="0.227cm" draw:fill-color="#ffcc00" draw:textarea-horizontal-align="justify" draw:textarea-vertical-align="middle" draw:auto-grow-height="false" fo:min-height="1.488cm" fo:min-width="2.838cm" fo:padding-top="0.134cm" fo:padding-bottom="0.134cm" fo:padding-left="0.259cm" fo:padding-right="0.259cm"/>
    </style:style>
    <style:style style:name="gr13" style:family="graphic" style:parent-style-name="standard">
      <style:graphic-properties draw:fill-color="#ff8080" draw:textarea-horizontal-align="justify" draw:textarea-vertical-align="middle" draw:auto-grow-height="false" fo:min-height="1.125cm" fo:min-width="3.001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 fo:min-height="1.125cm" fo:min-width="2.001cm"/>
    </style:style>
    <style:style style:name="gr15" style:family="graphic" style:parent-style-name="standard">
      <style:graphic-properties svg:stroke-width="0.018cm" svg:stroke-color="#3465a4" draw:marker-start-width="0.227cm" draw:marker-end-width="0.227cm" draw:fill-color="#ff8080" draw:textarea-horizontal-align="justify" draw:textarea-vertical-align="middle" draw:auto-grow-height="false" fo:min-height="1.488cm" fo:min-width="4.018cm" fo:padding-top="0.134cm" fo:padding-bottom="0.134cm" fo:padding-left="0.259cm" fo:padding-right="0.259cm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-color="#9966cc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88cm" svg:height="2.1cm" svg:x="7.2cm" svg:y="4.4cm">
          <text:p text:style-name="P1"><text:span text:style-name="T1">Develope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88cm" svg:height="2.1cm" svg:x="12.62cm" svg:y="4.4cm">
          <text:p text:style-name="P1"><text:span text:style-name="T1">Generato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88cm" svg:height="2.1cm" svg:x="18.02cm" svg:y="4.4cm">
          <text:p text:style-name="P1"><text:span text:style-name="T1">UserFrontend</text:span></text:p>
          <text:p text:style-name="P1"><text:span text:style-name="T1">(Fronten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88cm" svg:height="2.1cm" svg:x="12.62cm" svg:y="7.126cm">
          <text:p text:style-name="P1"><text:span text:style-name="T1">Mediato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68cm" svg:height="2.1cm" svg:x="15.22cm" svg:y="10.3cm">
          <text:p text:style-name="P1"><text:span text:style-name="T1">ManualExecu-</text:span></text:p>
          <text:p text:style-name="P1"><text:span text:style-name="T1">tion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3.18cm" svg:height="2.1cm" svg:x="7.82cm" svg:y="10.3cm">
          <text:p text:style-name="P1"><text:span text:style-name="T1">Generator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3.78cm" svg:height="2.1cm" svg:x="11.12cm" svg:y="10.326cm">
          <text:p text:style-name="P1"><text:span text:style-name="T1">EventDriven-</text:span></text:p>
          <text:p text:style-name="P1"><text:span text:style-name="T1">Tasks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4" draw:id="id14" draw:layer="layout" svg:width="3.7cm" svg:height="2.1cm" svg:x="19cm" svg:y="10.326cm">
          <text:p text:style-name="P1"><text:span text:style-name="T1">BondedTasks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88cm" svg:height="2.1cm" svg:x="23.52cm" svg:y="5.3cm">
          <text:p text:style-name="P1"><text:span text:style-name="T1">Generator-</text:span></text:p>
          <text:p text:style-name="P1"><text:span text:style-name="T1">Connection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5" draw:id="id15" draw:layer="layout" svg:width="3.8cm" svg:height="2.1cm" svg:x="3.9cm" svg:y="10.3cm">
          <text:p text:style-name="P1"><text:span text:style-name="T1">ModelRelease-</text:span></text:p>
          <text:p text:style-name="P1"><text:span text:style-name="T1">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3.78cm" svg:height="2.1cm" svg:x="22.82cm" svg:y="10.3cm">
          <text:p text:style-name="P1"><text:span text:style-name="T1">GeneratorRe-</text:span></text:p>
          <text:p text:style-name="P1"><text:span text:style-name="T1">questManager</text:span></text:p>
          <text:p text:style-name="P1"><text:span text:style-name="T1">(Develop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9.64cm" svg:y1="6.5cm" svg:x2="15.06cm" svg:y2="7.126cm" draw:start-shape="id1" draw:start-glue-point="2" draw:end-shape="id2" draw:end-glue-point="0" svg:d="M9640 6500l5420 626" svg:viewBox="0 0 5421 627">
          <text:p/>
        </draw:connector>
        <draw:connector draw:style-name="gr7" draw:text-style-name="P3" draw:layer="layout" draw:type="line" svg:x1="15.06cm" svg:y1="6.5cm" svg:x2="15.06cm" svg:y2="7.126cm" draw:start-shape="id3" draw:start-glue-point="2" draw:end-shape="id2" draw:end-glue-point="0" svg:d="M15060 6500v626" svg:viewBox="0 0 1 627">
          <text:p/>
        </draw:connector>
        <draw:connector draw:style-name="gr7" draw:text-style-name="P3" draw:layer="layout" draw:type="line" svg:x1="20.46cm" svg:y1="6.5cm" svg:x2="15.06cm" svg:y2="7.126cm" draw:start-shape="id4" draw:start-glue-point="2" draw:end-shape="id2" draw:end-glue-point="0" svg:d="M20460 6500l-5400 626" svg:viewBox="0 0 5401 627">
          <text:p/>
        </draw:connector>
        <draw:connector draw:style-name="gr8" draw:text-style-name="P3" draw:layer="layout" draw:type="line" svg:x1="13.3cm" svg:y1="14.6cm" svg:x2="5.5cm" svg:y2="14.6cm" draw:start-shape="id5" draw:start-glue-point="6" draw:end-shape="id6" draw:end-glue-point="8" svg:d="M13300 14600h-7800" svg:viewBox="0 0 7801 1">
          <text:p/>
        </draw:connector>
        <draw:connector draw:style-name="gr8" draw:text-style-name="P3" draw:layer="layout" draw:line-skew="0.201cm" svg:x1="3cm" svg:y1="14.6cm" svg:x2="12.62cm" svg:y2="8.176cm" draw:start-shape="id6" draw:start-glue-point="6" draw:end-shape="id2" svg:d="M3000 14600h-300v-6424h9920" svg:viewBox="0 0 9921 6425">
          <text:p/>
        </draw:connector>
        <draw:connector draw:style-name="gr8" draw:text-style-name="P3" draw:layer="layout" svg:x1="3cm" svg:y1="17.85cm" svg:x2="12.62cm" svg:y2="8.176cm" draw:start-shape="id7" draw:start-glue-point="3" draw:end-shape="id2" svg:d="M3000 17850h-509v-9674h10129" svg:viewBox="0 0 10130 9675">
          <text:p/>
        </draw:connector>
        <draw:connector draw:style-name="gr7" draw:text-style-name="P3" draw:layer="layout" draw:type="line" svg:x1="15.06cm" svg:y1="3.5cm" svg:x2="15.06cm" svg:y2="4.4cm" draw:start-shape="id8" draw:start-glue-point="2" draw:end-shape="id3" draw:end-glue-point="0" svg:d="M15060 3500v900" svg:viewBox="0 0 1 901">
          <text:p/>
        </draw:connector>
        <draw:connector draw:style-name="gr7" draw:text-style-name="P3" draw:layer="layout" draw:type="line" svg:x1="15.06cm" svg:y1="3.5cm" svg:x2="9.64cm" svg:y2="4.4cm" draw:start-shape="id8" draw:start-glue-point="2" draw:end-shape="id1" draw:end-glue-point="0" svg:d="M15060 3500l-5420 900" svg:viewBox="0 0 5421 901">
          <text:p/>
        </draw:connector>
        <draw:connector draw:style-name="gr7" draw:text-style-name="P3" draw:layer="layout" draw:type="line" svg:x1="15.06cm" svg:y1="3.5cm" svg:x2="20.46cm" svg:y2="4.4cm" draw:start-shape="id8" draw:start-glue-point="2" draw:end-shape="id4" draw:end-glue-point="0" svg:d="M15060 3500l5400 900" svg:viewBox="0 0 5401 901">
          <text:p/>
        </draw:connector>
        <draw:connector draw:style-name="gr9" draw:text-style-name="P3" draw:layer="layout" draw:type="line" svg:x1="5.6cm" svg:y1="17.85cm" svg:x2="6.7cm" svg:y2="17.85cm" draw:start-shape="id7" draw:start-glue-point="1" draw:end-shape="id9" draw:end-glue-point="3" svg:d="M5600 17850h1100" svg:viewBox="0 0 1101 1">
          <text:p/>
        </draw:connector>
        <draw:connector draw:style-name="gr10" draw:text-style-name="P3" draw:layer="layout" draw:type="line" svg:x1="4.25cm" svg:y1="15.7cm" svg:x2="4.3cm" svg:y2="16.8cm" draw:start-shape="id6" draw:start-glue-point="7" draw:end-shape="id7" draw:end-glue-point="0" svg:d="M4250 15700l50 1100" svg:viewBox="0 0 51 1101">
          <text:p/>
        </draw:connector>
        <draw:custom-shape draw:style-name="gr11" draw:text-style-name="P4" xml:id="id7" draw:id="id7" draw:layer="layout" svg:width="2.6cm" svg:height="2.1cm" svg:x="3cm" svg:y="16.8cm">
          <text:p text:style-name="P1"><text:span text:style-name="T1">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9" draw:id="id9" draw:layer="layout" svg:width="3.7cm" svg:height="2.1cm" svg:x="6.7cm" svg:y="16.8cm">
          <text:p text:style-name="P1"><text:span text:style-name="T1">DockerWork-</text:span></text:p>
          <text:p text:style-name="P1"><text:span text:style-name="T1">Executor</text:span></text:p>
          <text:p text:style-name="P1"><text:span text:style-name="T1">(Work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5" draw:id="id5" draw:layer="layout" svg:width="3.5cm" svg:height="2.2cm" svg:x="13.3cm" svg:y="13.5cm">
          <text:p text:style-name="P1"><text:span text:style-name="T1">WorkQueue</text:span></text:p>
          <text:p text:style-name="P1"><text:span text:style-name="T1">(Develope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5" xml:id="id6" draw:id="id6" draw:layer="layout" svg:width="2.5cm" svg:height="2.2cm" svg:x="3cm" svg:y="13.5cm">
          <text:p text:style-name="P1"><text:span text:style-name="T1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xml:id="id8" draw:id="id8" draw:layer="layout" svg:width="4.88cm" svg:height="2.1cm" svg:x="12.62cm" svg:y="1.4cm">
          <text:p text:style-name="P1"><text:span text:style-name="T1">FrontendManager</text:span></text:p>
          <text:p text:style-name="P1"><text:span text:style-name="T1">(FrontendManag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svg:x1="15.06cm" svg:y1="9.226cm" svg:x2="15.05cm" svg:y2="13.5cm" draw:start-shape="id2" draw:start-glue-point="2" draw:end-shape="id5" draw:end-glue-point="5" svg:d="M15060 9226v2138h-10v2136" svg:viewBox="0 0 11 4275">
          <text:p/>
        </draw:connector>
        <draw:connector draw:style-name="gr7" draw:text-style-name="P3" draw:layer="layout" svg:x1="17.06cm" svg:y1="12.4cm" svg:x2="15.05cm" svg:y2="13.5cm" draw:start-shape="id10" draw:start-glue-point="2" draw:end-shape="id5" draw:end-glue-point="5" svg:d="M17060 12400v551h-2010v549" svg:viewBox="0 0 2011 1101">
          <text:p/>
        </draw:connector>
        <draw:connector draw:style-name="gr7" draw:text-style-name="P3" draw:layer="layout" svg:x1="13.01cm" svg:y1="12.426cm" svg:x2="15.05cm" svg:y2="13.5cm" draw:start-shape="id11" draw:start-glue-point="2" draw:end-shape="id5" draw:end-glue-point="5" svg:d="M13010 12426v538h2040v536" svg:viewBox="0 0 2041 1075">
          <text:p/>
        </draw:connector>
        <draw:connector draw:style-name="gr7" draw:text-style-name="P3" draw:layer="layout" svg:x1="9.41cm" svg:y1="12.4cm" svg:x2="15.05cm" svg:y2="13.5cm" draw:start-shape="id12" draw:start-glue-point="2" draw:end-shape="id5" draw:end-glue-point="5" svg:d="M9410 12400v551h5640v549" svg:viewBox="0 0 5641 1101">
          <text:p/>
        </draw:connector>
        <draw:connector draw:style-name="gr7" draw:text-style-name="P3" draw:layer="layout" svg:x1="24.71cm" svg:y1="12.4cm" svg:x2="15.05cm" svg:y2="13.5cm" draw:start-shape="id13" draw:start-glue-point="2" draw:end-shape="id5" draw:end-glue-point="5" svg:d="M24710 12400v551h-9660v549" svg:viewBox="0 0 9661 1101">
          <text:p/>
        </draw:connector>
        <draw:connector draw:style-name="gr7" draw:text-style-name="P3" draw:layer="layout" svg:x1="20.85cm" svg:y1="12.426cm" svg:x2="15.05cm" svg:y2="13.5cm" draw:start-shape="id14" draw:start-glue-point="2" draw:end-shape="id5" draw:end-glue-point="5" svg:d="M20850 12426v538h-5800v536" svg:viewBox="0 0 5801 1075">
          <text:p/>
        </draw:connector>
        <draw:connector draw:style-name="gr7" draw:text-style-name="P3" draw:layer="layout" svg:x1="5.8cm" svg:y1="12.4cm" svg:x2="15.05cm" svg:y2="13.5cm" draw:start-shape="id15" draw:start-glue-point="2" draw:end-shape="id5" draw:end-glue-point="5" svg:d="M5800 12400v551h9250v549" svg:viewBox="0 0 9251 1101">
          <text:p/>
        </draw:connector>
        <draw:connector draw:style-name="gr16" draw:text-style-name="P3" draw:layer="layout" svg:x1="15.06cm" svg:y1="9.226cm" svg:x2="13.01cm" svg:y2="10.326cm" draw:start-shape="id2" draw:start-glue-point="2" draw:end-shape="id11" draw:end-glue-point="0" svg:d="M15060 9226v551h-2050v549" svg:viewBox="0 0 2051 1101">
          <text:p/>
        </draw:connector>
        <draw:connector draw:style-name="gr16" draw:text-style-name="P3" draw:layer="layout" svg:x1="15.06cm" svg:y1="9.226cm" svg:x2="17.06cm" svg:y2="10.3cm" draw:start-shape="id2" draw:start-glue-point="2" draw:end-shape="id10" draw:end-glue-point="0" svg:d="M15060 9226v538h2000v536" svg:viewBox="0 0 2001 1075">
          <text:p/>
        </draw:connector>
        <draw:connector draw:style-name="gr16" draw:text-style-name="P3" draw:layer="layout" svg:x1="15.06cm" svg:y1="9.226cm" svg:x2="9.41cm" svg:y2="10.3cm" draw:start-shape="id2" draw:start-glue-point="2" draw:end-shape="id12" draw:end-glue-point="0" svg:d="M15060 9226v538h-5650v536" svg:viewBox="0 0 5651 1075">
          <text:p/>
        </draw:connector>
        <draw:connector draw:style-name="gr16" draw:text-style-name="P3" draw:layer="layout" svg:x1="15.06cm" svg:y1="9.226cm" svg:x2="20.85cm" svg:y2="10.326cm" draw:start-shape="id2" draw:start-glue-point="2" draw:end-shape="id14" svg:d="M15060 9226v551h5790v549" svg:viewBox="0 0 5791 1101">
          <text:p/>
        </draw:connector>
        <draw:connector draw:style-name="gr16" draw:text-style-name="P3" draw:layer="layout" svg:x1="15.06cm" svg:y1="9.226cm" svg:x2="5.8cm" svg:y2="10.3cm" draw:start-shape="id2" draw:start-glue-point="2" draw:end-shape="id15" svg:d="M15060 9226v538h-9260v536" svg:viewBox="0 0 9261 1075">
          <text:p/>
        </draw:connector>
        <draw:connector draw:style-name="gr7" draw:text-style-name="P3" draw:layer="layout" svg:x1="17.5cm" svg:y1="8.176cm" svg:x2="24.71cm" svg:y2="10.3cm" draw:start-shape="id2" draw:start-glue-point="1" draw:end-shape="id13" draw:end-glue-point="0" svg:d="M17500 8176h7210v2124" svg:viewBox="0 0 7211 2125">
          <text:p/>
        </draw:connector>
        <draw:connector draw:style-name="gr7" draw:text-style-name="P3" draw:layer="layout" svg:x1="17.5cm" svg:y1="8.176cm" svg:x2="25.96cm" svg:y2="7.4cm" draw:start-shape="id2" draw:start-glue-point="1" draw:end-shape="id16" draw:end-glue-point="2" svg:d="M17500 8176h8460v-776" svg:viewBox="0 0 8461 7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7:59:15.483700840</meta:creation-date>
    <dc:date>2018-02-22T03:46:04.913942162</dc:date>
    <meta:editing-duration>PT19H53M49S</meta:editing-duration>
    <meta:editing-cycles>14</meta:editing-cycles>
    <meta:generator>LibreOffice/5.1.6.2$Linux_X86_64 LibreOffice_project/10m0$Build-2</meta:generator>
    <meta:document-statistic meta:object-count="41"/>
  </office:meta>
</office:document-meta>
</file>